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NestedWithInheritedConfigButOverriddenListeners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xTestExecutionListener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AndTestInterfa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estExecutionListener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TestExecutionListener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zTestExecutionListener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Overridden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heritedAndExtend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verriddenByDefault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Nested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NestedTests.res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